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Tabel">
      <style:paragraph-properties fo:keep-with-next="always"/>
    </style:style>
    <style:style style:name="P39" style:family="paragraph" style:parent-style-name="Contents_20_3">
      <style:paragraph-properties>
        <style:tab-stops>
          <style:tab-stop style:position="5.1201in" style:type="right" style:leader-style="dotted" style:leader-text="."/>
        </style:tab-stops>
      </style:paragraph-properties>
    </style:style>
    <style:style style:name="P40" style:family="paragraph" style:parent-style-name="Contents_20_2">
      <style:paragraph-properties>
        <style:tab-stops>
          <style:tab-stop style:position="5.5138in" style:type="right" style:leader-style="dotted" style:leader-text="."/>
        </style:tab-stops>
      </style:paragraph-properties>
    </style:style>
    <style:style style:name="P41" style:family="paragraph" style:parent-style-name="MipaCenter">
      <style:text-properties fo:font-style="italic" style:font-style-asian="italic" style:font-style-complex="italic"/>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CenterCapitalBold">
      <style:text-properties fo:font-style="normal" style:font-style-asian="normal" style:font-style-complex="normal"/>
    </style:style>
    <style:style style:name="P44"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5" style:family="paragraph" style:parent-style-name="MipaTextOneHalfSpace">
      <style:paragraph-properties fo:background-color="transparent">
        <style:background-image/>
      </style:paragraph-properties>
    </style:style>
    <style:style style:name="P46" style:family="paragraph" style:parent-style-name="MipaTextOneHalfSpace">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4"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5" style:family="paragraph" style:parent-style-name="Table_20_Contents">
      <style:paragraph-properties fo:text-align="end" style:justify-single-word="false"/>
      <style:text-properties fo:background-color="#ffff00" style:font-size-asian="10.5pt"/>
    </style:style>
    <style:style style:name="P56" style:family="paragraph" style:parent-style-name="Bibliography_20_1">
      <style:paragraph-properties>
        <style:tab-stops/>
      </style:paragraph-properties>
    </style:style>
    <style:style style:name="P57" style:family="paragraph" style:parent-style-name="MipaCenterCapitalBoldItalics">
      <style:text-properties fo:background-color="#ffff00"/>
    </style:style>
    <style:style style:name="P5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9" style:family="paragraph" style:parent-style-name="Normal_20__28_Web_29_" style:master-page-name="MipaSampulTA">
      <style:paragraph-properties fo:margin-top="0in" fo:margin-bottom="0in" fo:text-align="center" style:justify-single-word="false" style:page-number="auto"/>
    </style:style>
    <style:style style:name="P60"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1"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2" style:family="paragraph" style:parent-style-name="MipaTextSingleSpace" style:list-style-name="L1">
      <style:text-properties fo:background-color="#ffff00"/>
    </style:style>
    <style:style style:name="P63" style:family="paragraph" style:parent-style-name="Contents_20_Heading" style:master-page-name="MipaBagianAwal">
      <style:paragraph-properties style:page-number="auto"/>
    </style:style>
    <style:style style:name="P64" style:family="paragraph" style:parent-style-name="MipaTextOneHalfSpace" style:list-style-name="L2"/>
    <style:style style:name="P65" style:family="paragraph" style:parent-style-name="MipaTextOneHalfSpace" style:list-style-name="L6"/>
    <style:style style:name="P66" style:family="paragraph" style:parent-style-name="MipaTextOneHalfSpace" style:list-style-name="L6">
      <style:text-properties fo:background-color="transparent"/>
    </style:style>
    <style:style style:name="P67" style:family="paragraph" style:parent-style-name="MipaTextOneHalfSpace" style:list-style-name="L7">
      <style:text-properties fo:background-color="transparent"/>
    </style:style>
    <style:style style:name="P68" style:family="paragraph" style:parent-style-name="MipaTextOneHalfSpace" style:list-style-name="L7"/>
    <style:style style:name="P69" style:family="paragraph" style:parent-style-name="MipaTextOneHalfSpace" style:list-style-name="L8"/>
    <style:style style:name="P70" style:family="paragraph" style:parent-style-name="MipaTextOneHalfSpace" style:list-style-name="L9"/>
    <style:style style:name="P71" style:family="paragraph" style:parent-style-name="MipaTextOneHalfSpace" style:list-style-name="L10"/>
    <style:style style:name="P72" style:family="paragraph" style:parent-style-name="MipaTextOneHalfSpace" style:list-style-name="L11"/>
    <style:style style:name="P73" style:family="paragraph" style:parent-style-name="MipaTextOneHalfSpace" style:list-style-name="L3">
      <style:paragraph-properties fo:background-color="transparent">
        <style:background-image/>
      </style:paragraph-properties>
      <style:text-properties fo:background-color="transparent"/>
    </style:style>
    <style:style style:name="P74" style:family="paragraph" style:parent-style-name="MipaTextOneHalfSpace" style:list-style-name="L4">
      <style:paragraph-properties fo:background-color="transparent">
        <style:background-image/>
      </style:paragraph-properties>
      <style:text-properties fo:background-color="transparent"/>
    </style:style>
    <style:style style:name="P75" style:family="paragraph" style:parent-style-name="MipaTextOneHalfSpace" style:list-style-name="L5">
      <style:paragraph-properties fo:background-color="transparent">
        <style:background-image/>
      </style:paragraph-properties>
      <style:text-properties fo:background-color="transparent"/>
    </style:style>
    <style:style style:name="P76" style:family="paragraph" style:parent-style-name="MipaTextOneHalfSpace" style:list-style-name="L3">
      <style:paragraph-properties fo:background-color="transparent">
        <style:background-image/>
      </style:paragraph-properties>
    </style:style>
    <style:style style:name="P77" style:family="paragraph" style:parent-style-name="MipaHeadingBab" style:master-page-name="MipaBagianUtama">
      <style:paragraph-properties style:page-number="auto"/>
    </style:style>
    <style:style style:name="P78" style:family="paragraph" style:parent-style-name="MipaHeadingCenter" style:master-page-name="MipaBagianAwal">
      <style:paragraph-properties style:page-number="auto"/>
    </style:style>
    <style:style style:name="P79" style:family="paragraph" style:parent-style-name="MipaHeading1">
      <style:paragraph-properties fo:text-align="justify" style:justify-single-word="false"/>
    </style:style>
    <style:style style:name="P80" style:family="paragraph" style:parent-style-name="Tabel" style:master-page-name="MipaBagianUtamaLandscape">
      <style:paragraph-properties style:page-number="auto" fo:keep-with-next="always"/>
    </style:style>
    <style:style style:name="P81" style:family="paragraph" style:parent-style-name="MipaRight" style:master-page-name="MipaBagianAwal">
      <style:paragraph-properties style:page-number="auto"/>
    </style:style>
    <style:style style:name="P82"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0">
        <draw:text-box fo:min-height="0.3256in">
          <text:p text:style-name="P44">Tabel 2.1 (Lanjutan)</text:p>
        </draw:text-box>
      </draw:frame>
      <draw:frame draw:style-name="fr1" draw:name="Frame3" text:anchor-type="page" text:anchor-page-number="28" svg:x="1.8453in" svg:y="1.6098in" svg:width="8.4272in" draw:z-index="8">
        <draw:text-box fo:min-height="0.3256in">
          <text:p text:style-name="P44">Tabel 2.1 (Lanjutan)</text:p>
        </draw:text-box>
      </draw:frame>
      <draw:frame draw:style-name="fr1" draw:name="Frame4" text:anchor-type="page" text:anchor-page-number="29" svg:x="1.8453in" svg:y="1.6098in" svg:width="8.4272in" draw:z-index="9">
        <draw:text-box fo:min-height="0.3256in">
          <text:p text:style-name="P44">Tabel 2.1 (Lanjutan)</text:p>
        </draw:text-box>
      </draw:frame>
      <draw:frame draw:style-name="fr1" draw:name="Frame5" text:anchor-type="page" text:anchor-page-number="30" svg:x="1.8453in" svg:y="1.6098in" svg:width="8.4272in" draw:z-index="10">
        <draw:text-box fo:min-height="0.3256in">
          <text:p text:style-name="P44">Tabel 2.1 (Lanjutan)</text:p>
        </draw:text-box>
      </draw:frame>
      <draw:frame draw:style-name="fr1" draw:name="Frame6" text:anchor-type="page" text:anchor-page-number="31" svg:x="1.8453in" svg:y="1.6098in" svg:width="8.4272in" draw:z-index="11">
        <draw:text-box fo:min-height="0.3256in">
          <text:p text:style-name="P44">Tabel 2.1 (Lanjutan)</text:p>
        </draw:text-box>
      </draw:frame>
      <draw:frame draw:style-name="fr1" draw:name="Frame7" text:anchor-type="page" text:anchor-page-number="32" svg:x="1.8453in" svg:y="1.6098in" svg:width="8.4272in" draw:z-index="12">
        <draw:text-box fo:min-height="0.3256in">
          <text:p text:style-name="P44">Tabel 2.1 (Lanjutan)</text:p>
        </draw:text-box>
      </draw:frame>
      <draw:frame draw:style-name="fr1" draw:name="Frame10" text:anchor-type="page" text:anchor-page-number="27" svg:x="1.8453in" svg:y="1.6098in" svg:width="8.4272in" draw:z-index="13">
        <draw:text-box fo:min-height="0.3256in">
          <text:p text:style-name="P44">Tabel 2.1 (Lanjutan)</text:p>
        </draw:text-box>
      </draw:frame>
      <draw:frame draw:style-name="fr1" draw:name="Frame2" text:anchor-type="page" text:anchor-page-number="33" svg:x="1.8453in" svg:y="1.6098in" svg:width="8.4272in" draw:z-index="20">
        <draw:text-box fo:min-height="0.3256in">
          <text:p text:style-name="P44">Tabel 2.1 (Lanjutan)</text:p>
        </draw:text-box>
      </draw:frame>
      <text:p text:style-name="P5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7"><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2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9"/>
      <text:p text:style-name="MipaCenterCapitalBold">tesis</text:p>
      <text:p text:style-name="Standard"/>
      <text:p text:style-name="P5"/>
      <text:p text:style-name="P5"/>
      <text:p text:style-name="P43"><text:user-defined style:data-style-name="N0" text:name="Judul bahasa Indonesia">GABUNGAN METODE MODIFIED DELPHI-AHP-PROMETHEE UNTUK SELEKSI PESERTA PELATIHAN (STUDI KASUS: BALAI LATIHAN KERJA BANTUL)</text:user-defined></text:p>
      <text:p text:style-name="P5"/>
      <text:p text:style-name="P5"/>
      <text:p text:style-name="P57"><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1"><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2"><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60"/>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1"/>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8">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2">Prof. Dr. Subanar selaku Dekan Fakultas Matematika dan Ilmu Pengetahuan Alam Universitas Gadjah Mada.</text:p>
        </text:list-item>
        <text:list-item>
          <text:p text:style-name="P62">Prof. Dr. Dra. Sri Wahyuni, M.S. selaku Ketua Jurusan Matematika Fakultas Matematika dan Ilmu Pengetahuan Alam Universitas Gadjah Mada.</text:p>
        </text:list-item>
        <text:list-item>
          <text:p text:style-name="P62">Drs. G.P. Dalijo. Dipl.Comp. selaku Ketua Program Studi Ilmu Komputer Fakultas Matematika dan Ilmu Pengetahuan Alam Universitas Gadjah Mada.</text:p>
        </text:list-item>
        <text:list-item>
          <text:p text:style-name="P62">Drs. Sri Mulyana, M.Kom selaku Dosen Wali Akademik penulis.</text:p>
        </text:list-item>
        <text:list-item>
          <text:p text:style-name="P62">Drs. Yohanes Suyanto, M.Kom selaku Dosen Pembimbing yang telah berkenan meluangkan waktu, dan pikiran dalam penyelesaian tugas akhir ini.</text:p>
        </text:list-item>
        <text:list-item>
          <text:p text:style-name="P62">Nur Rokhman, S.Si, M.Kom dan Aina Musdholifah, S.Si selaku tim penguji.</text:p>
        </text:list-item>
        <text:list-item>
          <text:p text:style-name="P62">Dr. Pekik Purwantoro, M.Si yang telah menyumbangkan template naskah skripsi FMIPA UGM berbasis LaTeX dan OpenOffice untuk menyusun naskah skripsi ini.</text:p>
        </text:list-item>
        <text:list-item>
          <text:p text:style-name="P62">Segenap Dosen dan civitas akademik di lingkungan Program Studi Ilmu Komputer, Jurusan Matematika, Fakultas Matematika dan Ilmu Pengetahuan Alam, Universitas Gadjah Mada. </text:p>
        </text:list-item>
        <text:list-item>
          <text:p text:style-name="P62">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3">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40"><text:span text:style-name="Capital">Bab I<text:line-break/>PENDAHULUAN</text:span><text:tab/>10</text:p>
          <text:p text:style-name="P39">1.1 <text:span text:style-name="Title">Latar Belakang </text:span><text:tab/>10</text:p>
          <text:p text:style-name="P39">1.2 <text:span text:style-name="Title">Rumusan masalah</text:span><text:tab/>12</text:p>
          <text:p text:style-name="P39">1.3 <text:span text:style-name="Title">Batasan masalah</text:span><text:tab/>12</text:p>
          <text:p text:style-name="P39">1.4 <text:span text:style-name="Title">Tujuan penelitian</text:span><text:tab/>13</text:p>
          <text:p text:style-name="P39">1.5 <text:span text:style-name="Title">Manfaat Penelitian</text:span><text:tab/>13</text:p>
          <text:p text:style-name="P39">1.6 <text:span text:style-name="Title">Keaslian Penelitian</text:span><text:tab/>13</text:p>
          <text:p text:style-name="P39">1.7 <text:span text:style-name="Title">Metodologi Penelitian</text:span><text:tab/>14</text:p>
          <text:p text:style-name="P39">1.8 <text:span text:style-name="Title">Sistem Penulisan</text:span><text:tab/>14</text:p>
          <text:p text:style-name="P40"><text:span text:style-name="Capital">bab II<text:line-break/>kajian pustaka</text:span><text:tab/>15</text:p>
          <text:p text:style-name="P42"><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text:soft-page-brea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4">Tahapan metode <text:span text:style-name="T7">Modified</text:span> Delphi yang digunakan berdasarkan penelitian oleh Afshari dkk. (2012). </text:p>
        </text:list-item>
        <text:list-item>
          <text:p text:style-name="P64">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4">Pengembangan sistem difokuskan pada seleksi peserta pelatihan BLK Bantul, mulai dari pendaftaran hingga diumumkan peserta yang diterima. Sistem tidak berkaitan dengan pelaksanaan dan evaluasi pelatihan. </text:p>
        </text:list-item>
        <text:list-item>
          <text:p text:style-name="P64">Masukan yang digunakan berupa data peserta seleksi yang diinputkan peserta melalui form yang sudah disediakan, hasil seleksi tertulis dan hasil seleksi wawancara. </text:p>
        </text:list-item>
        <text:list-item>
          <text:p text:style-name="P64"><text:soft-page-break/>Hasil akhir dari sistem ini berupa peringkat peserta seleksi yang menjadi pertimbangan bagi pembuat keputusan untuk memilih peserta pelatihan.</text:p>
        </text:list-item>
        <text:list-item>
          <text:p text:style-name="P64">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text:soft-page-break/>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6">Tahap-tahap penelitian yang dilakukan dalam penelitian ini yaitu sebagai berikut: </text:p>
      <text:list xml:id="list6005544545632101689" text:style-name="L3">
        <text:list-item>
          <text:p text:style-name="P73">Pengumpulan data </text:p>
        </text:list-item>
      </text:list>
      <text:p text:style-name="P46">Tahap ini merupakan tahap pengumpulan informasi yang dibutuhkan untuk mengembangkan sistem. Tahap pengumpulan data mencakup studi literatur dan wawancara. </text:p>
      <text:list xml:id="list5706447717013479261" text:style-name="L4">
        <text:list-item>
          <text:p text:style-name="P74">Studi literatur </text:p>
        </text:list-item>
      </text:list>
      <text:p text:style-name="P45"><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1155130699" text:continue-numbering="true" text:style-name="L4">
        <text:list-item>
          <text:p text:style-name="P74">Wawancara</text:p>
        </text:list-item>
      </text:list>
      <text:p text:style-name="P46">Wawancara dilakukan dengan melakukan tanya jawab langsung kepada pihak yang memiliki kapasitas dan informasi yang dibutuhkan dalam pelaksanaan penelitian. Pihak-pihak tersebut yaitu sebagai berikut: </text:p>
      <text:list xml:id="list1000753501003455382" text:style-name="L5">
        <text:list-item>
          <text:p text:style-name="P75">Kepala BLK Bantul, untuk memperoleh informasi tentang proses seleksi peserta pelatihan, penentuan peserta pelatihan yang diterima dan kriteria <text:soft-page-break/>yang digunakan. </text:p>
        </text:list-item>
        <text:list-item>
          <text:p text:style-name="P75">Kepala sub bagian tata usaha, untuk memperoleh informasi tentang proses pendaftaran peserta pelatihan dan data calon peserta pelatihan. </text:p>
        </text:list-item>
        <text:list-item>
          <text:p text:style-name="P75">Kepala jurusan, untuk memperoleh informasi tentang proses tes tertulis dan wawancara serta penilaiannya. </text:p>
        </text:list-item>
      </text:list>
      <text:list xml:id="list408057232" text:continue-list="list6005544545632101689" text:style-name="L3">
        <text:list-item>
          <text:p text:style-name="P76"><text:span text:style-name="T14">Analisis</text:span> dan perancangan sistem</text:p>
        </text:list-item>
      </text:list>
      <text:list xml:id="list4904442482489751665" text:style-name="L6">
        <text:list-header>
          <text:p text:style-name="P65"><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681181372" text:continue-list="list408057232" text:style-name="L3">
        <text:list-item>
          <text:p text:style-name="P76">Implementasi</text:p>
        </text:list-item>
      </text:list>
      <text:p text:style-name="P26">Tahap ini merupakan pembuatan sistem berdasarkan analisis dan perancangan yang telah dibuat. Sistem dibangun dengan bahasa pemrograman PHP dan MySQL untuk basis data.</text:p>
      <text:list xml:id="list1906048713" text:continue-numbering="true" text:style-name="L3">
        <text:list-item>
          <text:p text:style-name="P73">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325725111" text:continue-numbering="true" text:style-name="L3">
        <text:list-item>
          <text:p text:style-name="P76">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text:soft-page-break/>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text:soft-page-break/>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8"/>
      <text:p text:style-name="P80">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8">1</text:p>
          </table:table-cell>
          <table:table-cell table:style-name="Table1.B2" office:value-type="string">
            <text:p text:style-name="P49">Gibney dan Shang (2007)</text:p>
          </table:table-cell>
          <table:table-cell table:style-name="Table1.C2" office:value-type="string">
            <text:p text:style-name="P49">AHP</text:p>
          </table:table-cell>
          <table:table-cell table:style-name="Table1.C2" office:value-type="string">
            <text:p text:style-name="P50">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9">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8">2</text:p>
          </table:table-cell>
          <table:table-cell table:style-name="Table1.C2" office:value-type="string">
            <text:p text:style-name="P49">Özdemir (2013)</text:p>
          </table:table-cell>
          <table:table-cell table:style-name="Table1.C2" office:value-type="string">
            <text:p text:style-name="P49">AHP, <text:span text:style-name="T7">Dynamic Programming</text:span> (DP)</text:p>
          </table:table-cell>
          <table:table-cell table:style-name="Table1.C2" office:value-type="string">
            <text:p text:style-name="P49">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9">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8">3</text:p>
          </table:table-cell>
          <table:table-cell table:style-name="Table1.C2" office:value-type="string">
            <text:p text:style-name="P49">Güngör dkk. (2009) </text:p>
          </table:table-cell>
          <table:table-cell table:style-name="Table1.C2" office:value-type="string">
            <text:p text:style-name="P49"><text:span text:style-name="T7">Fuzzy</text:span> AHP, Metode <text:span text:style-name="T7">Yager’s weighted goals</text:span> </text:p>
          </table:table-cell>
          <table:table-cell table:style-name="Table1.C2" office:value-type="string">
            <text:p text:style-name="P49">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9">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8">4</text:p>
          </table:table-cell>
          <table:table-cell table:style-name="Table1.C2" office:value-type="string">
            <text:p text:style-name="P49">Kumar dkk. (2013) </text:p>
          </table:table-cell>
          <table:table-cell table:style-name="Table1.C2" office:value-type="string">
            <text:p text:style-name="P49">Metode <text:span text:style-name="T7">Geometric Mean</text:span>, SAW, WPM, <text:soft-page-break/>AHP, TOPSIS</text:p>
          </table:table-cell>
          <table:table-cell table:style-name="Table1.C2" office:value-type="string">
            <text:p text:style-name="P49">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8">5</text:p>
          </table:table-cell>
          <table:table-cell table:style-name="Table1.C2" office:value-type="string">
            <text:p text:style-name="P49">Salehi (2016) </text:p>
          </table:table-cell>
          <table:table-cell table:style-name="Table1.C2" office:value-type="string">
            <text:p text:style-name="P49"><text:span text:style-name="T7">Fuzzy</text:span> AHP, <text:span text:style-name="T7">Fuzzy</text:span> VIKOR </text:p>
          </table:table-cell>
          <table:table-cell table:style-name="Table1.C2" office:value-type="string">
            <text:p text:style-name="P49">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9">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8">6</text:p>
          </table:table-cell>
          <table:table-cell table:style-name="Table1.C2" office:value-type="string">
            <text:p text:style-name="P49">Afshari dkk. (2010) </text:p>
          </table:table-cell>
          <table:table-cell table:style-name="Table1.C2" office:value-type="string">
            <text:p text:style-name="P49">SAW </text:p>
          </table:table-cell>
          <table:table-cell table:style-name="Table1.C2" office:value-type="string">
            <text:p text:style-name="P49">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9">Perhitungan bobot kriteria dan penentuan peringkat dalam SAW sangat sederhana. Penentuan bobot kriteria dalam SAW cenderung subjektif.</text:p>
          </table:table-cell>
        </table:table-row>
        <table:table-row>
          <table:table-cell table:style-name="Table1.A2" office:value-type="float" office:value="7">
            <text:p text:style-name="P48">7</text:p>
          </table:table-cell>
          <table:table-cell table:style-name="Table1.C2" office:value-type="string">
            <text:p text:style-name="P49">Kelemenis dan Askounis (2010)</text:p>
          </table:table-cell>
          <table:table-cell table:style-name="Table1.C2" office:value-type="string">
            <text:p text:style-name="P49"><text:span text:style-name="T7">Fuzzy</text:span> TOPSIS</text:p>
          </table:table-cell>
          <table:table-cell table:style-name="Table1.C2" office:value-type="string">
            <text:p text:style-name="P49"><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9"><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8">8</text:p>
          </table:table-cell>
          <table:table-cell table:style-name="Table1.C2" office:value-type="string">
            <text:p text:style-name="P49">El-santawy (2012)</text:p>
          </table:table-cell>
          <table:table-cell table:style-name="Table1.C2" office:value-type="string">
            <text:p text:style-name="P49">VIKOR, <text:span text:style-name="T7">Information Entrophy Weight</text:span> (IEW) </text:p>
          </table:table-cell>
          <table:table-cell table:style-name="Table1.C2" office:value-type="string">
            <text:p text:style-name="P49">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9">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8">9</text:p>
          </table:table-cell>
          <table:table-cell table:style-name="Table1.C2" office:value-type="string">
            <text:p text:style-name="P49">Alguliyev dkk. (2015) </text:p>
          </table:table-cell>
          <table:table-cell table:style-name="Table1.C2" office:value-type="string">
            <text:p text:style-name="P49"><text:span text:style-name="T7">Modified Fuzzy </text:span>VIKOR, <text:span text:style-name="T7">Worst Case</text:span></text:p>
          </table:table-cell>
          <table:table-cell table:style-name="Table1.C2" office:value-type="string">
            <text:p text:style-name="P49">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9">Pemilihan kriteria berdasarkan kajian literatur tentang evaluasi personil. Hal ini perlu adanya pertimbangan dari ahli.</text:p>
          </table:table-cell>
        </table:table-row>
        <table:table-row>
          <table:table-cell table:style-name="Table1.A2" office:value-type="float" office:value="10">
            <text:p text:style-name="P48">10</text:p>
          </table:table-cell>
          <table:table-cell table:style-name="Table1.C2" office:value-type="string">
            <text:p text:style-name="P49">Rouyendegh dan Erkan (2013) </text:p>
          </table:table-cell>
          <table:table-cell table:style-name="Table1.C2" office:value-type="string">
            <text:p text:style-name="P49"><text:span text:style-name="T7">Fuzzy</text:span> ELECTRE, <text:span text:style-name="T7">Fuzzy</text:span> AHP </text:p>
          </table:table-cell>
          <table:table-cell table:style-name="Table1.C2" office:value-type="string">
            <text:p text:style-name="P49">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9">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8">11</text:p>
          </table:table-cell>
          <table:table-cell table:style-name="Table1.C2" office:value-type="string">
            <text:p text:style-name="P49">Afshari dkk. (2012) </text:p>
          </table:table-cell>
          <table:table-cell table:style-name="Table1.C2" office:value-type="string">
            <text:p text:style-name="P49"><text:span text:style-name="T7">Modified</text:span> Delphi</text:p>
          </table:table-cell>
          <table:table-cell table:style-name="Table1.C2" office:value-type="string">
            <text:p text:style-name="P49">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9">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8">12</text:p>
          </table:table-cell>
          <table:table-cell table:style-name="Table1.C2" office:value-type="string">
            <text:p text:style-name="P49">ÖZTÜRK (2013) </text:p>
          </table:table-cell>
          <table:table-cell table:style-name="Table1.C2" office:value-type="string">
            <text:p text:style-name="P49">PROMETHEE </text:p>
          </table:table-cell>
          <table:table-cell table:style-name="Table1.C2" office:value-type="string">
            <text:p text:style-name="P49">Metode PROMETHEE digunakan untuk seleksi personil resepsionis di perusahaan akomodasi. Pemilihan PROMETHEE karena metode ini dapat membantu pemilihan personil yang tepat, cepat dan efisien. <text:soft-page-break/>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9">Keuntungan metode PROMETHEE yaitu merupakan metode penentuan peringkat yang <text:span text:style-name="T7">user-friendly</text:span>, sehingga cocok digunakan untuk menentukan peringkat alternatif. PROMETHEE dapat <text:soft-page-break/>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8">13</text:p>
          </table:table-cell>
          <table:table-cell table:style-name="Table1.C2" office:value-type="string">
            <text:p text:style-name="P49">Bogdanovic dan Miletic (2014)</text:p>
          </table:table-cell>
          <table:table-cell table:style-name="Table1.C2" office:value-type="string">
            <text:p text:style-name="P49">AHP, PROMETHEE</text:p>
          </table:table-cell>
          <table:table-cell table:style-name="Table1.C2" office:value-type="string">
            <text:p text:style-name="P49">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9">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8">14</text:p>
          </table:table-cell>
          <table:table-cell table:style-name="Table1.C2" office:value-type="string">
            <text:p text:style-name="P49">Mousavi dkk. (2013)</text:p>
          </table:table-cell>
          <table:table-cell table:style-name="Table1.C2" office:value-type="string">
            <text:p text:style-name="P49"><text:span text:style-name="T7">Modified</text:span> Delphi, AHP, PROMETHEE</text:p>
          </table:table-cell>
          <table:table-cell table:style-name="Table1.C2" office:value-type="string">
            <text:p text:style-name="P49">Penelitian ini menggabungkan metode <text:span text:style-name="T7">Modified</text:span> Delphi, AHP dan PROMETHEE untuk memecahkan masalah pemilihan <text:soft-page-break/>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9">Gabungan metode <text:span text:style-name="T7">Modified</text:span> Delphi, AHP dan PROMETHEE dapat meningkatkan proses seleksi dalam masalah pemilihan <text:soft-page-break/>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7"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9">Setiap masalah mempunyai beberapa tujuan/atribut. Pembuat keputusan harus mendefinisikan tujuan/atribut yang relevan dalam setiap masalah. </text:p>
        </text:list-item>
        <text:list-item>
          <text:p text:style-name="P69">Beberapa kriteria yang saling bertentangan. </text:p>
        </text:list-item>
        <text:list-item>
          <text:p text:style-name="P69">Masing-masing tujuan/atribut mempunyai satuan ukuran yang berbeda-beda. </text:p>
        </text:list-item>
        <text:list-item>
          <text:p text:style-name="P69">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4"><draw:text-box fo:min-height="2.7193in"><text:p text:style-name="Gambar"><draw:frame draw:style-name="fr3" draw:name="graphics2" text:anchor-type="paragraph" svg:x="0.6618in" svg:y="0.0516in" svg:width="4.0953in" svg:height="2.3102in" draw:z-index="15"><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70">Pembentukan tim untuk melakukan dan memantau Delphi pada subjek tertentu. </text:p>
        </text:list-item>
        <text:list-item>
          <text:p text:style-name="P70">Pemilihan satu atau lebih panel untuk berpartisipasi dalam proses Delphi. Biasanya, para panelis ahli di bidang yang akan diteliti. </text:p>
        </text:list-item>
        <text:list-item>
          <text:p text:style-name="P70">Pengembangan Delphi untuk kuesioner putaran pertama. </text:p>
        </text:list-item>
        <text:list-item>
          <text:p text:style-name="P70">Pengujian kuesioner untuk kata-kata yang tepat (misalnya: ambiguitas dan ketidakjelasan). </text:p>
        </text:list-item>
        <text:list-item>
          <text:p text:style-name="P70">Transmisi kuesioner putaran pertama ke panelis. </text:p>
        </text:list-item>
        <text:list-item>
          <text:p text:style-name="P70">Analisis tanggapan putaran pertama. </text:p>
        </text:list-item>
        <text:list-item>
          <text:p text:style-name="P70">Penyusunan kuesioner putaran kedua (dan dapat disertakan pengujian). </text:p>
        </text:list-item>
        <text:list-item>
          <text:p text:style-name="P70">Transmisi kuesioner putaran kedua ke panelis. </text:p>
        </text:list-item>
        <text:list-item>
          <text:p text:style-name="P70">Analisis tanggapan putaran kedua (langkah 7-9 dapat berulang sesuai yang diinginkan atau diperlukan untuk mencapai stabilitas hasil). </text:p>
        </text:list-item>
        <text:list-item>
          <text:p text:style-name="P70">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71">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1">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1">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1">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1">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6"><draw:text-box fo:min-height="2.4252in"><text:p text:style-name="Gambar"><draw:frame draw:style-name="fr4" draw:name="graphics5" text:anchor-type="paragraph" svg:width="4.3181in" svg:height="2.102in" draw:z-index="17"><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8"><draw:text-box fo:min-height="0.9819in"><text:p text:style-name="Gambar"><draw:frame draw:style-name="fr5" draw:name="graphics4" text:anchor-type="paragraph" svg:width="4.3898in" svg:height="0.7236in" draw:z-index="19"><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4">Option</text:p>
          </table:table-cell>
          <table:table-cell table:style-name="Table3.B1" office:value-type="string">
            <text:p text:style-name="P54">Numerical value(s)</text:p>
          </table:table-cell>
        </table:table-row>
        <table:table-row>
          <table:table-cell table:style-name="Table3.A2" office:value-type="string">
            <text:p text:style-name="P53">Equal</text:p>
          </table:table-cell>
          <table:table-cell table:style-name="Table3.B2" office:value-type="float" office:value="1">
            <text:p text:style-name="P53">1</text:p>
          </table:table-cell>
        </table:table-row>
        <table:table-row>
          <table:table-cell table:style-name="Table3.A2" office:value-type="string">
            <text:p text:style-name="P53">Marginally strong</text:p>
          </table:table-cell>
          <table:table-cell table:style-name="Table3.B2" office:value-type="float" office:value="3">
            <text:p text:style-name="P53">3</text:p>
          </table:table-cell>
        </table:table-row>
        <table:table-row>
          <table:table-cell table:style-name="Table3.A2" office:value-type="string">
            <text:p text:style-name="P53">Strong</text:p>
          </table:table-cell>
          <table:table-cell table:style-name="Table3.B2" office:value-type="float" office:value="5">
            <text:p text:style-name="P53">5</text:p>
          </table:table-cell>
        </table:table-row>
        <table:table-row>
          <table:table-cell table:style-name="Table3.A2" office:value-type="string">
            <text:p text:style-name="P53">Very strong</text:p>
          </table:table-cell>
          <table:table-cell table:style-name="Table3.B2" office:value-type="float" office:value="7">
            <text:p text:style-name="P53">7</text:p>
          </table:table-cell>
        </table:table-row>
        <table:table-row>
          <table:table-cell table:style-name="Table3.A2" office:value-type="string">
            <text:p text:style-name="P53">Extremely strong</text:p>
          </table:table-cell>
          <table:table-cell table:style-name="Table3.B2" office:value-type="float" office:value="9">
            <text:p text:style-name="P53">9</text:p>
          </table:table-cell>
        </table:table-row>
        <table:table-row>
          <table:table-cell table:style-name="Table3.A2" office:value-type="string">
            <text:p text:style-name="P53">Intermediate values to reflect fuzzy inputs</text:p>
          </table:table-cell>
          <table:table-cell table:style-name="Table3.B7" office:value-type="string">
            <text:p text:style-name="P53">2, 4, 6, 8</text:p>
          </table:table-cell>
        </table:table-row>
        <table:table-row>
          <table:table-cell table:style-name="Table3.A2" office:value-type="string">
            <text:p text:style-name="P53">Reflecting dominance of second alternative compared with the first</text:p>
          </table:table-cell>
          <table:table-cell table:style-name="Table3.B7" office:value-type="string">
            <text:p text:style-name="P53">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6" draw:name="Object6" text:anchor-type="as-char" svg:width="1.5189in" svg:height="0.2134in" draw:z-index="1"><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6" draw:name="Object1" text:anchor-type="as-char" svg:width="0.8839in" svg:height="0.1846in" draw:z-index="2"><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79"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6"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2">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6" draw:name="Object3" text:anchor-type="as-char" svg:width="2.2547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2052176040" text:continue-numbering="true" text:style-name="L11">
        <text:list-item>
          <text:p text:style-name="P61">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6" draw:name="Object4" text:anchor-type="as-char" svg:width="2.2543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7" draw:name="Object5" text:anchor-type="as-char" svg:y="-0.1626in" svg:width="1.6252in" svg:height="0.2201in" draw:z-index="6"><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6" draw:name="Object7" text:anchor-type="as-char" svg:width="2.9752in" svg:height="1.0972in" draw:z-index="7"><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5">(<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7"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7"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7"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7"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56">Adler, M. dan Ziglio, E., 1996, <text:span text:style-name="Emphasis">Gazing Into the Oracle</text:span>, Jessica Kingsley Publishers, London dan Philadelphia</text:p>
          <text:p text:style-name="P56">Afshari, A., Mojahed, M. dan Yusuff, R., 2010, Simple additive weighting approach to personnel selection problem, <text:span text:style-name="Emphasis">International Journal of Innovation, Management and Technology</text:span>, 5, 1, 511-515</text:p>
          <text:p text:style-name="P56">Afshari, A.R., Yusuff, R.M. dan Derayatifar, A.R., 2012, An application of Delphi method for eliciting criteria in personnel selection problem, <text:span text:style-name="Emphasis">Scientific Research and Essays</text:span>, 33, 7, 2927–2935</text:p>
          <text:p text:style-name="P56">Alguliyev, R.M.O., Aliguliyev, R.M. dan Mahmudova, R.S., 2015, Multicriteria Personnel Selection by the Modified Fuzzy VIKOR Method, <text:span text:style-name="Emphasis">Scientific World Journal</text:span>, 612767, 2015, 1-16</text:p>
          <text:p text:style-name="P56">Bhushan, N. dan Rai, K., 2004, <text:span text:style-name="Emphasis">Strategic Decision Making Applying the Analytic Hierarchy Process</text:span>, Springer-Verlag, London</text:p>
          <text:p text:style-name="P56">Bogdanovic, D. dan Miletic, S., 2014, Personnel evaluation and selection by multicriteria decision making method, <text:span text:style-name="Emphasis">Economic Computation and Economic Cybernetics Studies and Research</text:span>, 3, 8, 179–196</text:p>
          <text:p text:style-name="P56">Brans, J.P. dan Vincke, P., 1985, A Preference Ranking Organisation Method (The PROMETHEE Method for Multiple Criteria Decision Making), <text:span text:style-name="Emphasis">Management Science</text:span>, 6, 31, 647–657</text:p>
          <text:p text:style-name="P56">Cornish, E., 1977, <text:span text:style-name="Emphasis">The Study of the Future: An Introduction to the Art and Science of Understanding and Shaping Tomorrow’s World</text:span>, World Future Society, Washington, D.C.</text:p>
          <text:p text:style-name="P56">Delbecq, A.L., Van de Ven, A.H. dan Gustafson, D.H., 1975, <text:span text:style-name="Emphasis">Group Techniques for Program Planning: A Guide to Nominal Group and Delphi Processes</text:span>, Scott Foreman, Glenview, IL</text:p>
          <text:p text:style-name="P56">Dubois, D. dan Prade, H., 1980, <text:span text:style-name="Emphasis">Fuzzy Sets and Systems: Theory and Applications</text:span>, Academic Press, New York</text:p>
          <text:p text:style-name="P56">El-santawy, M.F., 2012, A VIKOR Method for Solving Personnel Training, <text:span text:style-name="Emphasis">International Journal of Computing Science</text:span>, 2, 1, 9–12</text:p>
          <text:p text:style-name="P56">Fowles, R.B., 1978, <text:span text:style-name="Emphasis">Handbook of Future Research</text:span>, Greenwood Press, Connecticut</text:p>
          <text:p text:style-name="P56">Gibney, R. dan Shang, J., 2007, Decision making in academia: A case of the dean selection process, <text:span text:style-name="Emphasis">Mathematical and Computer Modelling</text:span>, 7–8, 46, 1030-10400</text:p>
          <text:p text:style-name="P56">Güngör, Z., Serhadlıoğlu, G. &amp; Kesen, S.E., 2009, A fuzzy AHP approach topersonnel selection problem, <text:span text:style-name="Emphasis">Applied Soft Computing</text:span>, 2, 9, 641-646</text:p>
          <text:p text:style-name="P56">Handoko, T.H., 2001, <text:span text:style-name="Emphasis">Manajemen Personalia dan Sumber Daya Manusia</text:span>, BPFE Yogyakarta, Yogyakarta</text:p>
          <text:p text:style-name="P56">Helmer, O., 1977, Problems in Future Research: Delphi and Casual Cross-Impact Analysis, <text:span text:style-name="Emphasis">Futures</text:span>, 1, 9, 17–31</text:p>
          <text:p text:style-name="P56"><text:soft-page-break/>Huang, J.-J. dan Tzeng, G.-H., 2011, <text:span text:style-name="Emphasis">Multiple attribute decision making: methods and applications</text:span>, CRC Press, Boca Raton FL</text:p>
          <text:p text:style-name="P56">Hwang, C.-L. dan Yoon, K., 1981, <text:span text:style-name="Emphasis">Multiple attribute decision making: methods and applications</text:span>, Springer-Verlag, London</text:p>
          <text:p text:style-name="P56">Kelemenis, A. dan Askounis, D., 2010, A new TOPSIS-based multi-criteria approach to personnel selection, <text:span text:style-name="Emphasis">Expert Systems with Applications</text:span>, 7, 37, 4999–5008</text:p>
          <text:p text:style-name="P56">Kumar, D.S., Radhika, S. dan Suman, K.N.S., 2013, MADM Methods for Finding The Right Personnel in Academic Institutions, <text:span text:style-name="Emphasis">International Journal of u- and e- Service, Science and Technology</text:span>, 5, 6, 133–144</text:p>
          <text:p text:style-name="P56">Linstone, H.A. dan Turoff, M., 2002, <text:span text:style-name="Emphasis">The Delphi Method - Techniques and Applications</text:span>, Addison-Wesley, New York</text:p>
          <text:p text:style-name="P56">Mousavi, S.M. dkk., 2013, Multi-Criteria Decision Making for Plant Location Selection: An Integrated Delphi-AHP-PROMETHEE Methodology, <text:span text:style-name="Emphasis">Arabian Journal for Science and Engineering</text:span>, 5, 38, 1255–1268</text:p>
          <text:p text:style-name="P56">Noe, R.A. dkk., 2012, <text:span text:style-name="Emphasis">Human Resource Management: Gaining a Competitive Advantage 8th ed.</text:span>, McGraw-Hill, New York</text:p>
          <text:p text:style-name="P56">Özdemir, A., 2013, A two-phase multi criteria dynamic programing approach for personnel selection process, <text:span text:style-name="Emphasis">Problems and Perspectives in Management</text:span>, 2, 11, 98-108</text:p>
          <text:p text:style-name="P56">ÖZTÜRK, A., 2013, Personnel Selection In An Accomodation Enterprise By Promethee Methods, <text:span text:style-name="Emphasis">International Journal of Business and Commerce</text:span>, 3, 5, 1-19</text:p>
          <text:p text:style-name="P56">Rao, R.V., 2013, <text:span text:style-name="Emphasis">Decision Making in the Manufacturing Environment Using Graph Theory and Fuzzy Multiple Attribute Decision Making Methods</text:span>, 2Springer-Verlag, London</text:p>
          <text:p text:style-name="P56">Rivai, V. dan Sagala, E.J., 2014, <text:span text:style-name="Emphasis">Manajemen Sumber Daya Manusia untuk Perusahaan: Dari Teori ke Praktik</text:span>, 3Raja Grafindo Persada, Jakarta</text:p>
          <text:p text:style-name="P56">Rouyendegh, B.D. dan Erkan, T.E., 2013, An Application of the Fuzzy ELECTRE Method for Academic Staff Selection, <text:span text:style-name="Emphasis">Human Factors and Ergonomics in Manufacturing</text:span>, 2, 23, 07–115</text:p>
          <text:p text:style-name="P56">Saaty, T.L. dan Vargas, L.G., 2001, <text:span text:style-name="Emphasis">Models, Methods, Concepts &amp; Applications of the Analytic Hierarchy Process</text:span>, <text:s/>Springer Science &amp; Business Media, New York</text:p>
          <text:p text:style-name="P56">Salehi, K., 2016, An Integrated Approach of Fuzzy AHP and Fuzzy VIKOR for Personnel Selection Problem, <text:span text:style-name="Emphasis">Global Journal of Management Studies and Researches</text:span>, 3, 3, 89–95</text:p>
          <text:p text:style-name="P56">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16</text:page-number></text:p>
      </style:footer>
    </style:master-page>
    <style:master-page style:name="MipaAwalBab" style:page-layout-name="Mpm5" style:next-style-name="MipaBagianUtama">
      <style:footer>
        <text:p text:style-name="MP1"><text:page-number text:select-page="current">17</text:page-number></text:p>
      </style:footer>
    </style:master-page>
    <style:master-page style:name="MipaBagianUtama" style:page-layout-name="Mpm6">
      <style:header>
        <text:p text:style-name="MP2"><text:page-number text:select-page="current">13</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16</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6DT18H30M3S</meta:editing-duration>
    <meta:editing-cycles>99</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2T12:18:52</dc:date>
    <dc:creator>Dewi Anisa Istiqomah</dc:creator>
    <meta:document-statistic meta:table-count="10" meta:image-count="5" meta:object-count="7" meta:page-count="55" meta:paragraph-count="476" meta:word-count="8290" meta:character-count="63590"/>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